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 OF STEPHEN TO THE SANHEDRIN (7:1-5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SSAGE OF STEPHEN TO THE SANHEDRIN (7:1-5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Israel was favored by God before possessing either its Tabernacle or two Temples (7:138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Israel was favored by God before possessing either its Tabernacle or two Temples (7:138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As illustrated by the life of Abraham (7:1-8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As illustrated by the life of Abraham (7:1-8)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God led him into Canaan (7:1-4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God promised him that his seed would possess Canaan (7:5-7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God gave him the seal of circumcision (7:8a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God gave him Isaac, the heir of the covenant (7:8b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Israel was favored by God before possessing either its Tabernacle or two Temples (7:138).<text:s text:c="1"/></text:span><text:span text:style-name="a483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As illustrated by the life of Abraham (7:1-8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As illustrated by the life of Joseph (7:9-16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As illustrated by the life of Joseph (7:9-16)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God protected Joseph the prisoner in Egypt (7:9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God promoted Joseph to prime minister over Egypt (7:10-16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Israel was favored by God before possessing either its Tabernacle or two Temples (7:138).<text:s text:c="1"/></text:span><text:span text:style-name="a513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As illustrated by the life of Abraham (7:1-8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As illustrated by the life of Joseph (7:9-16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As illustrated by the life of Moses (7:17-38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As illustrated by the life of Moses (7:17-38)<text:s text:c="1"/></text:span><text:span text:style-name="a531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His first 40 years, in Egypt (7:17-2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is second 40 years, in the Sinai desert (7:29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His final 40 years, en route to Canaan (7:30-38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9" draw:style-name="a547" draw:master-page-name="Master1-Layout12-tx-Title-and-Text" presentation:presentation-page-layout-name="Master1-PPL12" draw:id="Slide-264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Israel was favored by God before possessing either its Tabernacle or two Temples (7:138).<text:s text:c="1"/></text:span><text:span text:style-name="a549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As illustrated by the life of Abraham (7:1-8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As illustrated by the life of Joseph (7:9-16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As illustrated by the life of Moses (7:17-3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2-tx-Title-and-Text" presentation:presentation-page-layout-name="Master1-PPL12" draw:id="Slide-265">
        <draw:frame draw:id="id101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THE MESSAGE OF STEPHEN TO THE SANHEDRIN (7:1-53):<text:s text:c="1"/></text:span><text:span text:style-name="a567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Israel was favored by God before possessing either its Tabernacle or two Temples (7:138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Israel was faithless to God after possessing both its Tabernacle and two Temples (7:3953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Israel was faithless to God after possessing both its Tabernacle and two Temples (7:3953).<text:s text:c="1"/></text:span><text:span text:style-name="a582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y rebelled during the Tabernacle period (7:39-43a, 44-45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y rebelled during the first Temple period (7:43b, 46-50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y are rebelling during the second Temple period (7:51-5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2-tx-Title-and-Text" presentation:presentation-page-layout-name="Master1-PPL12" draw:id="Slide-267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They are rebelling during the second Temple period (7:51-53):<text:s text:c="1"/></text:span><text:span text:style-name="a600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y are heathens at heart and deaf to the truth (7:51)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y betrayed and murdered their own Messiah (7:52)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y are deliberately disobeying God's laws (7:53)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Israel was faithless to God after possessing both its Tabernacle and two Temples (7:3953).<text:s text:c="1"/></text:span><text:span text:style-name="a618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y rebelled during the Tabernacle period (7:39-43a, 44-45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y rebelled during the first Temple period (7:43b, 46-50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y are rebelling during the second Temple period (7:51-53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4" draw:style-name="a634" draw:master-page-name="Master1-Layout12-tx-Title-and-Text" presentation:presentation-page-layout-name="Master1-PPL12" draw:id="Slide-269">
        <draw:frame draw:id="id109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THE MESSAGE OF STEPHEN TO THE SANHEDRIN (7:1-53):<text:s text:c="1"/></text:span><text:span text:style-name="a636" text:class-names=""/></text:p>
          </draw:text-box>
          <svg:title/>
          <svg:desc/>
        </draw:frame>
        <draw:frame draw:id="id110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Israel was favored by God before possessing either its Tabernacle or two Temples (7:138).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Israel was faithless to God after possessing both its Tabernacle and two Temples (7:3953).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5" draw:style-name="a649" draw:master-page-name="Master1-Layout12-tx-Title-and-Text" presentation:presentation-page-layout-name="Master1-PPL12" draw:id="Slide-270">
        <draw:frame draw:id="id111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ACTS 7<text:s text:c="1"/></text:span><text:span text:style-name="a651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THE MESSAGE OF STEPHEN TO THE SANHEDRIN (7:1-53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MARTYRDOM OF STEPHEN BY THE SANHEDRIN (7:54-60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6" draw:style-name="a664" draw:master-page-name="Master1-Layout1-title-Title-Slide" presentation:presentation-page-layout-name="Master1-PPL1" draw:id="Slide-271">
        <draw:frame draw:id="id113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THE MARTYRDOM OF STEPHEN BY THE SANHEDRIN (7:54-60)<text:s text:c="1"/></text:span><text:span text:style-name="a666" text:class-names=""/></text:p>
          </draw:text-box>
          <svg:title/>
          <svg:desc/>
        </draw:frame>
        <draw:frame draw:id="id114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His persecutors (7:54, 57-58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His persecutors (7:54, 57-58)<text:s text:c="1"/></text:span><text:span text:style-name="a676" text:class-names=""/></text:p>
          </draw:text-box>
          <svg:title/>
          <svg:desc/>
        </draw:frame>
        <draw:frame draw:id="id116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ones playing an active role (7:54, 57-58a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one playing an inactive role (7:58b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8" draw:style-name="a689" draw:master-page-name="Master1-Layout12-tx-Title-and-Text" presentation:presentation-page-layout-name="Master1-PPL12" draw:id="Slide-273">
        <draw:frame draw:id="id117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THE MARTYRDOM OF STEPHEN BY THE SANHEDRIN (7:54-60)<text:s text:c="1"/></text:span><text:span text:style-name="a691" text:class-names=""/></text:p>
          </draw:text-box>
          <svg:title/>
          <svg:desc/>
        </draw:frame>
        <draw:frame draw:id="id118" presentation:style-name="a706" draw:name="Text Placeholder 2" svg:x="1.38in" svg:y="2in" svg:width="9.4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His persecutors (7:54, 57-58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His preview of glory (7:55-56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His prayers (7:59-60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9" draw:style-name="a707" draw:master-page-name="Master1-Layout12-tx-Title-and-Text" presentation:presentation-page-layout-name="Master1-PPL12" draw:id="Slide-274">
        <draw:frame draw:id="id119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His prayers (7:59-60)<text:s text:c="1"/></text:span><text:span text:style-name="a709" text:class-names=""/></text:p>
          </draw:text-box>
          <svg:title/>
          <svg:desc/>
        </draw:frame>
        <draw:frame draw:id="id120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Stephen prays for himself (7:59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Stephen prays for his foes (7:60a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20" draw:style-name="a722" draw:master-page-name="Master1-Layout12-tx-Title-and-Text" presentation:presentation-page-layout-name="Master1-PPL12" draw:id="Slide-275">
        <draw:frame draw:id="id121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THE MARTYRDOM OF STEPHEN BY THE SANHEDRIN (7:54-60)<text:s text:c="1"/></text:span><text:span text:style-name="a724" text:class-names=""/></text:p>
          </draw:text-box>
          <svg:title/>
          <svg:desc/>
        </draw:frame>
        <draw:frame draw:id="id122" presentation:style-name="a742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His persecutors (7:54, 57-58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His preview of glory (7:55-56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His prayers (7:59-60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His passing (7:60b): After he says this, he dies.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21" draw:style-name="a743" draw:master-page-name="Master1-Layout12-tx-Title-and-Text" presentation:presentation-page-layout-name="Master1-PPL12" draw:id="Slide-276">
        <draw:frame draw:id="id123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ACTS 7<text:s text:c="1"/></text:span><text:span text:style-name="a745" text:class-names=""/></text:p>
          </draw:text-box>
          <svg:title/>
          <svg:desc/>
        </draw:frame>
        <draw:frame draw:id="id124" presentation:style-name="a757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THE MESSAGE OF STEPHEN TO THE SANHEDRIN (7:1-53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THE MARTYRDOM OF STEPHEN BY THE SANHEDRIN (7:54-60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7 </dc:title>
    <meta:initial-creator>David STRICKLAND</meta:initial-creator>
    <dc:creator>David STRICKLAND</dc:creator>
    <meta:creation-date>2020-02-24T10:49:59Z</meta:creation-date>
    <dc:date>2020-02-24T10:49:59Z</dc:date>
    <meta:template xlink:href="BibleStudy" xlink:type="simple"/>
    <meta:editing-cycles>1</meta:editing-cycles>
    <meta:editing-duration>PT0S</meta:editing-duration>
    <meta:document-statistic meta:paragraph-count="70" meta:word-count="782"/>
  </office:meta>
</office:document-meta>
</file>